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200000127422C0C0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4cm" svg:height="4.07cm" svg:x="0.1cm" svg:y="0.23cm">
          <draw:image xlink:href="Pictures/100000000000012200000127422C0C03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3T21:46:32.438446766</meta:creation-date>
    <dc:date>2014-04-25T14:13:23.814756858</dc:date>
    <meta:editing-duration>P0D</meta:editing-duration>
    <meta:editing-cycles>1</meta:editing-cycles>
    <meta:generator>LibreOffice/4.2.3.3$Linux_X86_64 LibreOffice_project/420m0$Build-3</meta:generator>
    <meta:document-statistic meta:object-count="1"/>
  </office:meta>
</office:document-meta>
</file>